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</office:automatic-styles>
  <office:body>
    <office:text text:use-soft-page-breaks="true">
      <text:p text:style-name="P1">Human computer interaction</text:p>
      <text:p text:style-name="P2">Week 2/3 notes</text:p>
      <text:p text:style-name="Normal"/>
      <text:p text:style-name="Normal">Levels of processing theory<text:s/>– Has been developed to help the user explain why some stuff is easy to maintain while some are harder to learn for the user</text:p>
      <text:p text:style-name="Normal">As a user you have</text:p>
      <text:p text:style-name="Normal">-Short term memory</text:p>
      <text:p text:style-name="Normal">-Long Term memory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ltan .</meta:initial-creator>
    <dc:creator>Sultan .</dc:creator>
    <meta:creation-date>2020-02-11T14:59:00Z</meta:creation-date>
    <dc:date>2020-02-11T15:32:00Z</dc:date>
    <meta:template xlink:href="Normal" xlink:type="simple"/>
    <meta:editing-cycles>1</meta:editing-cycles>
    <meta:editing-duration>PT1980S</meta:editing-duration>
    <meta:document-statistic meta:page-count="1" meta:paragraph-count="1" meta:word-count="37" meta:character-count="253" meta:row-count="1" meta:non-whitespace-character-count="217"/>
  </office:meta>
</office:document-meta>
</file>